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7.504cm" fo:margin-right="0cm" fo:text-indent="0cm" style:auto-text-indent="false"/>
      <style:text-properties fo:language="en" fo:country="US" officeooo:rsid="0046adce" officeooo:paragraph-rsid="00490921"/>
    </style:style>
    <style:style style:name="P2" style:family="paragraph" style:parent-style-name="Preformatted_20_Text">
      <style:text-properties fo:language="en" fo:country="US" officeooo:rsid="001bd92a" officeooo:paragraph-rsid="001bd92a"/>
    </style:style>
    <style:style style:name="P3" style:family="paragraph" style:parent-style-name="Preformatted_20_Text">
      <style:text-properties fo:language="en" fo:country="US" officeooo:rsid="0046adce" officeooo:paragraph-rsid="0046adce"/>
    </style:style>
    <style:style style:name="P4" style:family="paragraph" style:parent-style-name="Preformatted_20_Text">
      <style:text-properties fo:language="en" fo:country="US" officeooo:rsid="0046adce" officeooo:paragraph-rsid="00355ea8"/>
    </style:style>
    <style:style style:name="P5" style:family="paragraph" style:parent-style-name="Preformatted_20_Text">
      <style:text-properties fo:language="en" fo:country="US" officeooo:rsid="0046adce" officeooo:paragraph-rsid="004d1a04"/>
    </style:style>
    <style:style style:name="P6" style:family="paragraph" style:parent-style-name="Preformatted_20_Text">
      <style:text-properties fo:language="en" fo:country="US" officeooo:rsid="004a349f" officeooo:paragraph-rsid="004a349f"/>
    </style:style>
    <style:style style:name="P7" style:family="paragraph" style:parent-style-name="Preformatted_20_Text">
      <style:text-properties officeooo:paragraph-rsid="0046adce"/>
    </style:style>
    <style:style style:name="P8" style:family="paragraph" style:parent-style-name="Preformatted_20_Text">
      <style:text-properties officeooo:paragraph-rsid="004a349f"/>
    </style:style>
    <style:style style:name="P9" style:family="paragraph" style:parent-style-name="Preformatted_20_Text">
      <style:text-properties officeooo:paragraph-rsid="004d1a04"/>
    </style:style>
    <style:style style:name="P10" style:family="paragraph" style:parent-style-name="Preformatted_20_Text">
      <style:paragraph-properties fo:margin-left="8.754cm" fo:margin-right="0cm" fo:text-indent="0cm" style:auto-text-indent="false"/>
      <style:text-properties fo:language="en" fo:country="US" officeooo:rsid="0046adce" officeooo:paragraph-rsid="00490921"/>
    </style:style>
    <style:style style:name="P11" style:family="paragraph" style:parent-style-name="Subtitle">
      <style:text-properties fo:language="en" fo:country="US" officeooo:rsid="00490921"/>
    </style:style>
    <style:style style:name="P12" style:family="paragraph" style:parent-style-name="Preformatted_20_Text">
      <style:text-properties fo:language="en" fo:country="US" officeooo:rsid="004d1a04" officeooo:paragraph-rsid="004d1a04"/>
    </style:style>
    <style:style style:name="P13" style:family="paragraph" style:parent-style-name="Preformatted_20_Text">
      <style:text-properties officeooo:paragraph-rsid="004a349f"/>
    </style:style>
    <style:style style:name="T1" style:family="text">
      <style:text-properties officeooo:rsid="004a349f"/>
    </style:style>
    <style:style style:name="T2" style:family="text">
      <style:text-properties fo:language="en" fo:country="US" officeooo:rsid="0046adce"/>
    </style:style>
    <style:style style:name="T3" style:family="text">
      <style:text-properties fo:language="en" fo:country="US" officeooo:rsid="004a349f"/>
    </style:style>
    <style:style style:name="T4" style:family="text">
      <style:text-properties fo:language="en" fo:country="US" officeooo:rsid="004d1a04"/>
    </style:style>
    <style:style style:name="T5" style:family="text">
      <style:text-properties fo:language="en" fo:country="US" officeooo:rsid="004b57a2"/>
    </style:style>
    <style:style style:name="T6" style:family="text">
      <style:text-properties fo:language="en" fo:country="US" officeooo:rsid="004e90b0"/>
    </style:style>
    <style:style style:name="T7" style:family="text">
      <style:text-properties style:font-name="Liberation Mono" fo:font-size="10pt" fo:language="en" fo:country="US" officeooo:rsid="004a349f" style:font-name-asian="Nimbus Mono L" style:font-size-asian="10pt" style:font-name-complex="Liberation Mono" style:font-size-complex="10pt"/>
    </style:style>
    <style:style style:name="T8" style:family="text">
      <style:text-properties style:font-name="Liberation Mono" fo:font-size="10pt" fo:language="en" fo:country="US" officeooo:rsid="004d1a04" style:font-name-asian="Nimbus Mono L" style:font-size-asian="10pt" style:font-name-complex="Liberation Mono" style:font-size-complex="10pt"/>
    </style:style>
    <style:style style:name="T9" style:family="text">
      <style:text-properties style:font-name="Liberation Mono" fo:font-size="10pt" fo:language="en" fo:country="US" officeooo:rsid="004e90b0" style:font-name-asian="Nimbus Mono L" style:font-size-asian="10pt" style:font-name-complex="Liberation Mono" style:font-size-complex="10pt"/>
    </style:style>
    <style:style style:name="T10" style:family="text">
      <style:text-properties officeooo:rsid="004b57a2"/>
    </style:style>
    <style:style style:name="T11" style:family="text">
      <style:text-properties officeooo:rsid="004d1a04"/>
    </style:style>
    <style:style style:name="T12" style:family="text">
      <style:text-properties officeooo:rsid="004e90b0"/>
    </style:style>
    <style:style style:name="T13" style:family="text">
      <style:text-properties officeooo:rsid="005020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ограммно-аппаратные средства Web</text:p>
      <text:p text:style-name="P10">(с) Сергей Синица 202<text:span text:style-name="T13">4</text:span></text:p>
      <text:p text:style-name="P1"/>
      <text:p text:style-name="P2"/>
      <text:p text:style-name="P11">ЗАДАНИЕ 6</text:p>
      <text:p text:style-name="P4"/>
      <text:p text:style-name="P3">Реализовать страницу администратора с HTTP-авторизацией для предыдущего задания.</text:p>
      <text:p text:style-name="P3">На странице должны выводиться для просмотра все введенные пользователями данные.</text:p>
      <text:p text:style-name="P3">Должна быть реализована возможность <text:span text:style-name="T1">отредактировать и </text:span>удалить данные, введенные пользователями, <text:span text:style-name="T1">посмотреть статистику по количеству пользователей, </text:span><text:span text:style-name="T12">которые любят каждый язык программирования</text:span>. </text:p>
      <text:p text:style-name="P3"/>
      <text:p text:style-name="Subtitle">СДАЧА РАБОТЫ И ОЦЕНИВАНИЕ</text:p>
      <text:p text:style-name="P3">В Moodle на проверку отправляется ссылка на веб-страницу c формой и ссылка на</text:p>
      <text:p text:style-name="P3">репозитарий GIT.</text:p>
      <text:p text:style-name="P3">Время выполнения задания до 8 часов, включая самостоятельную работу.</text:p>
      <text:p text:style-name="P3"/>
      <text:p text:style-name="P3">За задание выставляется до 8 баллов:</text:p>
      <text:p text:style-name="P7"><text:span text:style-name="T2">- </text:span><text:span text:style-name="T7">1</text:span><text:span text:style-name="T2"> балл: использование HTTP-авторизации;</text:span></text:p>
      <text:p text:style-name="P3">- <text:span text:style-name="T1">1</text:span> балл: отображение всех введенных пользователями данных после авторизации;</text:p>
      <text:p text:style-name="P3">- <text:span text:style-name="T1">1</text:span> балл: удаление данных администратором;</text:p>
      <text:p text:style-name="P8"><text:span text:style-name="T2">- </text:span><text:span text:style-name="T7">2</text:span><text:span text:style-name="T2"> балл: </text:span><text:span text:style-name="T7">редактирование</text:span><text:span text:style-name="T2"> данных администратором;</text:span></text:p>
      <text:p text:style-name="P8"><text:span text:style-name="T2">- </text:span><text:span text:style-name="T3">1</text:span><text:span text:style-name="T2"> балл: </text:span><text:span text:style-name="T7">вывод статистики количества пользователей, </text:span><text:span text:style-name="T9">любящих каждый язык</text:span><text:span text:style-name="T2">;</text:span></text:p>
      <text:p text:style-name="P5">- <text:span text:style-name="T11">1</text:span> балл: хранение логина и хеша пароля администратора в отдельной таблице БД;</text:p>
      <text:p text:style-name="P5">- <text:span text:style-name="T11">1</text:span> балл: <text:span text:style-name="T11">соблюдение принципов DRY и KISS</text:span>.</text:p>
      <text:p text:style-name="P3"/>
      <text:p text:style-name="P3">Допускается не полное выполнение задания. Не допускается просрочка выполнения задания (просроченное задание оценивается в 0 баллов).</text:p>
      <text:p text:style-name="P3"/>
      <text:p text:style-name="Subtitle">МЕТОДИЧЕСКИЕ УКАЗАНИЯ</text:p>
      <text:p text:style-name="P3">Ознакомьтесь с содержанием лекции 8 и примерами в задании.</text:p>
      <text:p text:style-name="P6"/>
      <text:p text:style-name="P8"><text:span text:style-name="T3">Для подсчета количества пользователей с каждой сверхспособностью целесообразно использовать запрос SELECT count(…) … GROUP BY </text:span><text:span text:style-name="T5">и структуру базы данных в </text:span><text:span text:style-name="T4">3</text:span><text:span text:style-name="T5">-й нормальной форме. Хранение </text:span><text:span text:style-name="T9">языков</text:span><text:span text:style-name="T4"> </text:span><text:span text:style-name="T5">в отдельной таблице предпочительнее так как проще подсчитать статистику одним запросом или добавить </text:span><text:span text:style-name="T9">язык</text:span><text:span text:style-name="T5"> без изменения структуры БД.</text:span></text:p>
      <text:p text:style-name="P6"/>
      <text:p text:style-name="P9"><text:span text:style-name="T4">Соблюдение DRY означает отсутствие </text:span><text:span text:style-name="T8">дублирования</text:span><text:span text:style-name="T4"> в коде, например вынос соединения с БД, валидации и обновления данных в отдельные модули и функции. Структурируйте код, используя модули и функции, либо воспользуйтесь готовой структурой из учебного фреймворка в 8 задании.</text:span></text:p>
      <text:p text:style-name="P12"/>
      <text:p text:style-name="P9"><text:span text:style-name="T4">Соблюдение KISS означает решение задачи наиболее простым и </text:span><text:span text:style-name="T8">очевидным</text:span><text:span text:style-name="T4"> способ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5T09:32:47.089392276</dc:date>
    <meta:editing-duration>P1DT2H33M35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56" meta:character-count="1920" meta:non-whitespace-character-count="1687"/>
  </office:meta>
</office:document-meta>
</file>